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Installing and Launch Filebeat</text:p>
      <text:p text:style-name="Standard"><text:s text:c="2"/>hosts: webservers</text:p>
      <text:p text:style-name="Standard"><text:s text:c="2"/>become: yes</text:p>
      <text:p text:style-name="Standard"><text:s text:c="2"/>tasks:</text:p>
      <text:p text:style-name="Standard"><text:s text:c="4"/># Use command module</text:p>
      <text:p text:style-name="Standard"><text:s text:c="2"/>- name: Download filebeat .deb file</text:p>
      <text:p text:style-name="Standard"><text:s text:c="4"/>command: curl -L -O https://artifacts.elastic.co/downloads/beats/filebeat/filebeat-7.4.0-amd64.deb</text:p>
      <text:p text:style-name="Standard"><text:s text:c="4"/># Use command module</text:p>
      <text:p text:style-name="Standard"><text:s text:c="2"/>- name: Install filebeat .deb</text:p>
      <text:p text:style-name="Standard"><text:s text:c="4"/>command: dpkg -i filebeat-7.4.0-amd64.deb</text:p>
      <text:p text:style-name="Standard"><text:s text:c="4"/># Use copy module</text:p>
      <text:p text:style-name="Standard"><text:s text:c="2"/>- name: Drop in filebeat.yml</text:p>
      <text:p text:style-name="Standard"><text:s text:c="4"/>copy:</text:p>
      <text:p text:style-name="Standard"><text:s text:c="6"/>src: /etc/ansible/files/filebeat-config.yml</text:p>
      <text:p text:style-name="Standard"><text:s text:c="6"/>dest: /etc/filebeat/filebeat.yml</text:p>
      <text:p text:style-name="Standard"><text:s text:c="4"/># Use command module</text:p>
      <text:p text:style-name="Standard"><text:s text:c="2"/>- name: Enable and Configure System Module</text:p>
      <text:p text:style-name="Standard"><text:s text:c="4"/>command: filebeat modules enable system</text:p>
      <text:p text:style-name="Standard"><text:s text:c="4"/># Use command module</text:p>
      <text:p text:style-name="Standard"><text:s text:c="2"/>- name: Setup filebeat</text:p>
      <text:p text:style-name="Standard"><text:s text:c="4"/>command: filebeat setup</text:p>
      <text:p text:style-name="Standard"><text:s text:c="4"/># Use command module</text:p>
      <text:p text:style-name="Standard"><text:s text:c="2"/>- name: Start filebeat service</text:p>
      <text:p text:style-name="Standard"><text:s text:c="4"/>command: service filebeat start</text:p>
      <text:p text:style-name="Standard"><text:s text:c="4"/># Use systemd module</text:p>
      <text:p text:style-name="Standard"><text:s text:c="2"/>- name: Enable service filebeat on boot</text:p>
      <text:p text:style-name="Standard"><text:s text:c="4"/>systemd:</text:p>
      <text:p text:style-name="Standard"><text:s text:c="6"/>name: filebeat</text:p>
      <text:p text:style-name="Standard"><text:s text:c="6"/>enabled: y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55:50.920000000</meta:creation-date>
    <dc:date>2021-02-07T15:57:42.685000000</dc:date>
    <meta:editing-duration>PT1M52S</meta:editing-duration>
    <meta:editing-cycles>1</meta:editing-cycles>
    <meta:document-statistic meta:table-count="0" meta:image-count="0" meta:object-count="0" meta:page-count="1" meta:paragraph-count="30" meta:word-count="110" meta:character-count="883" meta:non-whitespace-character-count="703"/>
    <meta:generator>LibreOffice/6.4.4.2$Windows_x86 LibreOffice_project/3d775be2011f3886db32dfd395a6a6d1ca2630ff</meta:generator>
  </office:meta>
</office:document-meta>
</file>